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RoutingConnectionFactoryUnitTests.connectionFactoryRetrievalWithUnknownLookupKeyShouldReturnDefaul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outingConnectionFactoryUnitTests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RoutingConnectionFactoryUnitTests.shouldDetermineRoute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outingConnectionFactoryUnitTests.initializationShouldFailUnsupportedLookup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RoutingConnectionFactoryUnitTests.shouldAllowModificationsAfterInitial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RoutingConnectionFactoryUnitTests.initializationShouldFailUnresolvabl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outingConnectionFactoryUnitTests.unresolvableConnectionFactoryRetrievalShouldFa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outingConnectionFactoryUnitTests.connectionFactoryRetrievalWithoutLookupKeyShouldReturnDefaul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RoutingConnectionFactoryUnitTests.shouldLookupFrom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ummyRoutingConnectionFactory.determineCurrentLookup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RoutingConnectionFactoryUnitTests.shouldFallbackToDefaultConnectio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